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cm"/>
    </style:style>
    <style:style style:name="co2" style:family="table-column">
      <style:table-column-properties fo:break-before="auto" style:column-width="9.04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anitas Oberarm-Blutdruckmessergerät</text:p>
          </table:table-cell>
          <table:table-cell office:value-type="string">
            <text:p>Puls Sensor Amped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 office:value-type="float" office:value="73">
            <text:p>7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>
            <draw:frame table:end-cell-address="Tabelle1.J42" table:end-x="0.48cm" table:end-y="0.194cm" draw:z-index="0" draw:style-name="gr1" draw:text-style-name="P1" svg:width="28.341cm" svg:height="12.333cm" svg:x="4.917cm" svg:y="0.054cm">
              <draw:object draw:notify-on-update-of-ranges="Tabelle1.A1:Tabelle1.A1 Tabelle1.A2:Tabelle1.A11 Tabelle1.B1:Tabelle1.B1 Tabelle1.B2:Tabelle1.B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.06.2014</text:date>, <text:time>16:0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2:38:04.31</meta:creation-date>
    <dc:date>2014-06-11T16:00:03.74</dc:date>
    <meta:editing-duration>PT2H51M38S</meta:editing-duration>
    <meta:editing-cycles>2</meta:editing-cycles>
    <meta:generator>OpenOffice/4.0.0$Win32 OpenOffice.org_project/400m3$Build-9702</meta:generator>
    <meta:document-statistic meta:table-count="3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one" chart:mean-valu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42cm" svg:height="12.334cm" xlink:href=".." xlink:type="simple" chart:class="chart:line" chart:style-name="ch1">
        <chart:legend chart:legend-position="end" svg:x="19.034cm" svg:y="5.069cm" style:legend-expansion="high" chart:style-name="ch2"/>
        <chart:plot-area chart:style-name="ch3" table:cell-range-address="Tabelle1.A1:Tabelle1.B11" chart:data-source-has-labels="row" svg:x="1.604cm" svg:y="1.119cm" svg:width="16.298cm" svg:height="9.961cm">
          <chartooo:coordinate-region svg:x="2.225cm" svg:y="1.331cm" svg:width="15.49cm" svg:height="9.076cm"/>
          <chart:axis chart:dimension="x" chart:name="primary-x" chart:style-name="ch4">
            <chart:title svg:x="9.048cm" svg:y="11.327cm" chart:style-name="ch5">
              <text:p>metering</text:p>
            </chart:title>
          </chart:axis>
          <chart:axis chart:dimension="y" chart:name="primary-y" chart:style-name="ch4">
            <chart:title svg:x="0.451cm" svg:y="7.387cm" chart:style-name="ch6">
              <text:p>beats per minute</text:p>
            </chart:title>
            <chart:grid chart:style-name="ch7" chart:class="major"/>
          </chart:axis>
          <chart:series chart:style-name="ch8" chart:values-cell-range-address="Tabelle1.A2:Tabelle1.A11" chart:label-cell-address="Tabelle1.A1:Tabelle1.A1" chart:class="chart:line">
            <chart:mean-value chart:style-name="ch9"/>
            <chart:data-point chart:repeated="10"/>
          </chart:series>
          <chart:series chart:style-name="ch10" chart:values-cell-range-address="Tabelle1.B2:Tabelle1.B11" chart:label-cell-address="Tabelle1.B1:Tabelle1.B1" chart:class="chart:line">
            <chart:mean-valu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itas Oberarm-Blutdruckmessergerät</text:p>
                <draw:g>
                  <svg:desc>Tabelle1.A1:Tabelle1.A1</svg:desc>
                </draw:g>
              </table:table-cell>
              <table:table-cell office:value-type="string">
                <text:p>Puls Sensor Amped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Tabelle1.A2:Tabelle1.A11</svg:desc>
                </draw:g>
              </table:table-cell>
              <table:table-cell office:value-type="float" office:value="79">
                <text:p>79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